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6" style:family="table-column">
      <style:table-column-properties fo:break-before="auto" style:column-width="2.9165in"/>
    </style:style>
    <style:style style:name="co137" style:family="table-column">
      <style:table-column-properties fo:break-before="auto" style:column-width="3.4583in"/>
    </style:style>
    <style:style style:name="co138" style:family="table-column">
      <style:table-column-properties fo:break-before="auto" style:column-width="2.2709in"/>
    </style:style>
    <style:style style:name="co139" style:family="table-column">
      <style:table-column-properties fo:break-before="auto" style:column-width="1.75in"/>
    </style:style>
    <style:style style:name="co140" style:family="table-column">
      <style:table-column-properties fo:break-before="auto" style:column-width="0.7165in"/>
    </style:style>
    <style:style style:name="co146" style:family="table-column">
      <style:table-column-properties fo:break-before="auto" style:column-width="1.1256in"/>
    </style:style>
    <style:style style:name="co147"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689in" fo:break-before="auto" style:use-optimal-row-height="true"/>
    </style:style>
    <style:style style:name="ro147"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489in" fo:break-before="auto" style:use-optimal-row-height="true"/>
    </style:style>
    <style:style style:name="ro146" style:family="table-row">
      <style:table-row-properties style:row-height="2.2252in" fo:break-before="auto" style:use-optimal-row-height="true"/>
    </style:style>
    <style:style style:name="ro154" style:family="table-row">
      <style:table-row-properties style:row-height="2.4091in" fo:break-before="auto" style:use-optimal-row-height="true"/>
    </style:style>
    <style:style style:name="ro148" style:family="table-row">
      <style:table-row-properties style:row-height="0.9366in" fo:break-before="auto" style:use-optimal-row-height="true"/>
    </style:style>
    <style:style style:name="ro149" style:family="table-row">
      <style:table-row-properties style:row-height="0.7528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215" style:family="table-row">
      <style:table-row-properties style:row-height="1.1209in" fo:break-before="auto" style:use-optimal-row-height="true"/>
    </style:style>
    <style:style style:name="ro159" style:family="table-row">
      <style:table-row-properties style:row-height="0.3846in" fo:break-before="auto" style:use-optimal-row-height="true"/>
    </style:style>
    <style:style style:name="ro157" style:family="table-row">
      <style:table-row-properties style:row-height="2.1252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60" style:family="table-row">
      <style:table-row-properties style:row-height="0.2118in" fo:break-before="auto" style:use-optimal-row-height="true"/>
    </style:style>
    <style:style style:name="ro175" style:family="table-row">
      <style:table-row-properties style:row-height="0.2173in" fo:break-before="auto" style:use-optimal-row-height="true"/>
    </style:style>
    <style:style style:name="ro176" style:family="table-row">
      <style:table-row-properties style:row-height="1.3047in" fo:break-before="auto" style:use-optimal-row-height="true"/>
    </style:style>
    <style:style style:name="ro177" style:family="table-row">
      <style:table-row-properties style:row-height="1.8571in" fo:break-before="auto" style:use-optimal-row-height="true"/>
    </style:style>
    <style:style style:name="ro178" style:family="table-row">
      <style:table-row-properties style:row-height="2.0409in" fo:break-before="auto" style:use-optimal-row-height="true"/>
    </style:style>
    <style:style style:name="ro179" style:family="table-row">
      <style:table-row-properties style:row-height="1.6728in" fo:break-before="auto" style:use-optimal-row-height="true"/>
    </style:style>
    <style:style style:name="ro180" style:family="table-row">
      <style:table-row-properties style:row-height="1.1244in" fo:break-before="auto" style:use-optimal-row-height="true"/>
    </style:style>
    <style:style style:name="ro181" style:family="table-row">
      <style:table-row-properties style:row-height="1.6417in" fo:break-before="auto" style:use-optimal-row-height="false"/>
    </style:style>
    <style:style style:name="ro182" style:family="table-row">
      <style:table-row-properties style:row-height="0.939in" fo:break-before="auto" style:use-optimal-row-height="true"/>
    </style:style>
    <style:style style:name="ro183" style:family="table-row">
      <style:table-row-properties style:row-height="1.3102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7" style:family="table-cell" style:parent-style-name="Default" style:data-style-name="N0">
      <style:text-properties fo:font-size="12pt" style:font-size-asian="12pt" style:font-size-complex="12pt"/>
    </style:style>
    <style:style style:name="ce13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0"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6"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7" style:family="table-cell" style:parent-style-name="Default" style:data-style-name="N0">
      <style:table-cell-properties fo:background-color="#00ff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60">
          <table:table-cell table:number-columns-repeated="2"/>
          <table:table-cell table:style-name="ce136" office:value-type="string">
            <text:p>Mind-Alliance Channels Functional Test</text:p>
          </table:table-cell>
          <table:table-cell table:number-columns-repeated="2"/>
          <table:table-cell office:value-type="string">
            <text:p>Date</text:p>
          </table:table-cell>
          <table:table-cell table:style-name="ce14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60">
          <table:table-cell/>
          <table:table-cell table:style-name="ce134"/>
          <table:table-cell table:style-name="ce134" office:value-type="string">
            <text:p>Category</text:p>
          </table:table-cell>
          <table:table-cell office:value-type="string">
            <text:p>Priority</text:p>
          </table:table-cell>
          <table:table-cell table:style-name="ce139" office:value-type="string">
            <text:p>Total Test Cases</text:p>
          </table:table-cell>
          <table:table-cell table:style-name="ce144" office:value-type="string">
            <text:p>Pass</text:p>
          </table:table-cell>
          <table:table-cell table:style-name="ce144" office:value-type="string">
            <text:p>Fail</text:p>
          </table:table-cell>
          <table:table-cell table:style-name="ce144" office:value-type="string">
            <text:p>Not Run</text:p>
          </table:table-cell>
          <table:table-cell table:style-name="ce14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60">
          <table:table-cell/>
          <table:table-cell table:style-name="ce135"/>
          <table:table-cell table:style-name="ce135" office:value-type="string">
            <text:p>Channels Login</text:p>
          </table:table-cell>
          <table:table-cell table:style-name="ce135"/>
          <table:table-cell table:style-name="ce140"/>
          <table:table-cell table:style-name="ce14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60">
          <table:table-cell/>
          <table:table-cell table:style-name="ce134" table:number-columns-repeated="2"/>
          <table:table-cell table:style-name="ce134" office:value-type="string">
            <text:p>L0</text:p>
          </table:table-cell>
          <table:table-cell table:style-name="ce141" table:formula="of:=COUNTIF([Channels_Login.B2:.B150];&quot;L0&quot;)" office:value-type="float" office:value="7">
            <text:p>7</text:p>
          </table:table-cell>
          <table:table-cell table:style-name="ce147" office:value-type="float" office:value="4">
            <text:p>4</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60">
          <table:table-cell/>
          <table:table-cell table:style-name="ce134" table:number-columns-repeated="2"/>
          <table:table-cell table:style-name="ce134" office:value-type="string">
            <text:p>L1</text:p>
          </table:table-cell>
          <table:table-cell table:style-name="ce141" table:formula="of:=COUNTIF([Channels_Login.B2:.B150];&quot;L1&quot;)" office:value-type="float" office:value="4">
            <text:p>4</text:p>
          </table:table-cell>
          <table:table-cell table:style-name="ce147" office:value-type="float" office:value="4">
            <text:p>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60">
          <table:table-cell/>
          <table:table-cell table:style-name="ce134" table:number-columns-repeated="2"/>
          <table:table-cell table:style-name="ce134" office:value-type="string">
            <text:p>L2</text:p>
          </table:table-cell>
          <table:table-cell table:style-name="ce142" table:formula="of:=COUNTIF([Channels_Login.B2:.B150];&quot;L2&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hannels_Log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160">
          <table:table-cell/>
          <table:table-cell table:style-name="ce134" table:number-columns-repeated="2"/>
          <table:table-cell table:style-name="ce134" office:value-type="string">
            <text:p>L4</text:p>
          </table:table-cell>
          <table:table-cell table:style-name="ce141" table:formula="of:=COUNTIF([Channels_Login.B2:.B150];&quot;L4&quot;)" office:value-type="float" office:value="7">
            <text:p>7</text:p>
          </table:table-cell>
          <table:table-cell table:style-name="ce134" office:value-type="float" office:value="6">
            <text:p>6</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number-columns-repeated="2"/>
          <table:table-cell office:value-type="string">
            <text:p>Enhancements</text:p>
          </table:table-cell>
          <table:table-cell table:style-name="ce140"/>
          <table:table-cell table:number-columns-repeated="1011"/>
        </table:table-row>
        <table:table-row table:style-name="ro160">
          <table:table-cell/>
          <table:table-cell table:style-name="ce135"/>
          <table:table-cell table:style-name="ce135" office:value-type="string">
            <text:p>Home Page</text:p>
          </table:table-cell>
          <table:table-cell table:style-name="ce135" table:number-columns-repeated="2"/>
          <table:table-cell table:style-name="ce145" table:number-columns-repeated="4"/>
          <table:table-cell table:number-columns-repeated="2"/>
          <table:table-cell table:style-name="ce170" office:value-type="string">
            <text:p>Closed</text:p>
          </table:table-cell>
          <table:table-cell table:style-name="ce19"/>
          <table:table-cell table:number-columns-repeated="1011"/>
        </table:table-row>
        <table:table-row table:style-name="ro160">
          <table:table-cell/>
          <table:table-cell table:style-name="ce134" table:number-columns-repeated="2"/>
          <table:table-cell table:style-name="ce134" office:value-type="string">
            <text:p>L0</text:p>
          </table:table-cell>
          <table:table-cell table:style-name="ce141" table:formula="of:=COUNTIF([Home_Page.B2:.B150];&quot;L0&quot;)" office:value-type="float" office:value="26">
            <text:p>26</text:p>
          </table:table-cell>
          <table:table-cell table:style-name="ce147" office:value-type="float" office:value="25">
            <text:p>25</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Query</text:p>
          </table:table-cell>
          <table:table-cell table:style-name="ce176"/>
          <table:table-cell table:number-columns-repeated="1011"/>
        </table:table-row>
        <table:table-row table:style-name="ro160">
          <table:table-cell/>
          <table:table-cell table:style-name="ce134" table:number-columns-repeated="2"/>
          <table:table-cell table:style-name="ce134" office:value-type="string">
            <text:p>L1</text:p>
          </table:table-cell>
          <table:table-cell table:style-name="ce141" table:formula="of:=COUNTIF([Home_Page.B2:.B150];&quot;L1&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0" office:value-type="string">
            <text:p>Blocked</text:p>
          </table:table-cell>
          <table:table-cell table:style-name="ce177"/>
          <table:table-cell table:style-name="ce24" table:number-columns-repeated="5"/>
          <table:table-cell table:number-columns-repeated="1006"/>
        </table:table-row>
        <table:table-row table:style-name="ro160">
          <table:table-cell/>
          <table:table-cell table:style-name="ce134" table:number-columns-repeated="2"/>
          <table:table-cell table:style-name="ce134" office:value-type="string">
            <text:p>L2</text:p>
          </table:table-cell>
          <table:table-cell table:style-name="ce141" table:formula="of:=COUNTIF([Home_Page.B2:.B150];&quot;L2&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0" office:value-type="string">
            <text:p>Sometimes</text:p>
          </table:table-cell>
          <table:table-cell table:style-name="ce22"/>
          <table:table-cell table:style-name="ce24" table:number-columns-repeated="5"/>
          <table:table-cell table:number-columns-repeated="1006"/>
        </table:table-row>
        <table:table-row table:style-name="ro160">
          <table:table-cell/>
          <table:table-cell table:style-name="ce134" table:number-columns-repeated="2"/>
          <table:table-cell table:style-name="ce134" office:value-type="string">
            <text:p>L3</text:p>
          </table:table-cell>
          <table:table-cell table:style-name="ce141" table:formula="of:=COUNTIF([Home_Page.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4" office:value-type="string">
            <text:p>Category</text:p>
          </table:table-cell>
          <table:table-cell table:style-name="ce174"/>
          <table:table-cell table:style-name="ce139" office:value-type="string">
            <text:p>Total Test Cases</text:p>
          </table:table-cell>
          <table:table-cell table:style-name="ce139" office:value-type="string">
            <text:p>Pass</text:p>
          </table:table-cell>
          <table:table-cell table:style-name="ce139" office:value-type="string">
            <text:p>Fail</text:p>
          </table:table-cell>
          <table:table-cell table:style-name="ce139" office:value-type="string">
            <text:p>Not Run</text:p>
          </table:table-cell>
          <table:table-cell table:style-name="ce139" office:value-type="string">
            <text:p>Block</text:p>
          </table:table-cell>
          <table:table-cell table:style-name="ce182" office:value-type="string">
            <text:p>Automatable</text:p>
          </table:table-cell>
          <table:table-cell table:style-name="ce182" office:value-type="string">
            <text:p>Automated</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Home_Page.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Channels Login</text:p>
          </table:table-cell>
          <table:table-cell table:style-name="ce134"/>
          <table:table-cell table:style-name="ce141" table:formula="of:=SUM([.E6:.E10])" office:value-type="float" office:value="25">
            <text:p>25</text:p>
          </table:table-cell>
          <table:table-cell table:style-name="ce141" table:formula="of:=SUM([.F6:.F10])" office:value-type="float" office:value="21">
            <text:p>21</text:p>
          </table:table-cell>
          <table:table-cell table:style-name="ce141" table:formula="of:=SUM([.G6:.G10])" office:value-type="float" office:value="4">
            <text:p>4</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13">
            <text:p>13</text:p>
          </table:table-cell>
          <table:table-cell table:style-name="ce183" office:value-type="float" office:value="9">
            <text:p>9</text:p>
          </table:table-cell>
          <table:table-cell table:number-columns-repeated="1004"/>
        </table:table-row>
        <table:table-row table:style-name="ro160">
          <table:table-cell/>
          <table:table-cell table:style-name="ce135"/>
          <table:table-cell table:style-name="ce135" office:value-type="string">
            <text:p>Channels Admin</text:p>
          </table:table-cell>
          <table:table-cell table:style-name="ce135" table:number-columns-repeated="2"/>
          <table:table-cell table:style-name="ce145" table:number-columns-repeated="4"/>
          <table:table-cell table:number-columns-repeated="2"/>
          <table:table-cell table:style-name="ce134" office:value-type="string">
            <text:p>Home Page</text:p>
          </table:table-cell>
          <table:table-cell table:style-name="ce134"/>
          <table:table-cell table:style-name="ce141" table:formula="of:=SUM([.E12:.E16])" office:value-type="float" office:value="56">
            <text:p>56</text:p>
          </table:table-cell>
          <table:table-cell table:style-name="ce141" table:formula="of:=SUM([.F12:.F16])" office:value-type="float" office:value="49">
            <text:p>49</text:p>
          </table:table-cell>
          <table:table-cell table:style-name="ce141" table:formula="of:=SUM([.G12:.G16])" office:value-type="float" office:value="7">
            <text:p>7</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33">
            <text:p>33</text:p>
          </table:table-cell>
          <table:table-cell table:style-name="ce183" office:value-type="float" office:value="22">
            <text:p>22</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Channels_Admin.B2:.B150];&quot;L0&quot;)" office:value-type="float" office:value="13">
            <text:p>13</text:p>
          </table:table-cell>
          <table:table-cell table:style-name="ce147" office:value-type="float" office:value="11">
            <text:p>11</text:p>
          </table:table-cell>
          <table:table-cell table:style-name="ce147" office:value-type="float" office:value="2">
            <text:p>2</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Admin</text:p>
          </table:table-cell>
          <table:table-cell table:style-name="ce134"/>
          <table:table-cell table:style-name="ce141" table:formula="of:=SUM([.E18:.E22])" office:value-type="float" office:value="36">
            <text:p>36</text:p>
          </table:table-cell>
          <table:table-cell table:style-name="ce141" table:formula="of:=SUM([.F18:.F22])" office:value-type="float" office:value="25">
            <text:p>25</text:p>
          </table:table-cell>
          <table:table-cell table:style-name="ce141" table:formula="of:=SUM([.G18:.G22])" office:value-type="float" office:value="11">
            <text:p>11</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20">
            <text:p>20</text:p>
          </table:table-cell>
          <table:table-cell table:style-name="ce183" office:value-type="float" office:value="18">
            <text:p>18</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Channels_Admin.B2:.B150];&quot;L1&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Display Control</text:p>
          </table:table-cell>
          <table:table-cell table:style-name="ce134"/>
          <table:table-cell table:style-name="ce141" table:formula="of:=SUM([.E24:.E28])" office:value-type="float" office:value="7">
            <text:p>7</text:p>
          </table:table-cell>
          <table:table-cell table:style-name="ce141" table:formula="of:=SUM([.F24:.F28])" office:value-type="float" office:value="7">
            <text:p>7</text:p>
          </table:table-cell>
          <table:table-cell table:style-name="ce141" table:formula="of:=SUM([.G24:.G28])"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7">
            <text:p>7</text:p>
          </table:table-cell>
          <table:table-cell table:style-name="ce183" office:value-type="float" office:value="7">
            <text:p>7</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Channels_Admin.B2:.B150];&quot;L2&quot;)" office:value-type="float" office:value="18">
            <text:p>18</text:p>
          </table:table-cell>
          <table:table-cell table:style-name="ce147"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Command</text:p>
          </table:table-cell>
          <table:table-cell table:style-name="ce134"/>
          <table:table-cell table:style-name="ce141" table:formula="of:=SUM([.E30:.E34])" office:value-type="float" office:value="27">
            <text:p>27</text:p>
          </table:table-cell>
          <table:table-cell table:style-name="ce141" table:formula="of:=SUM([.F30:.F34])" office:value-type="float" office:value="27">
            <text:p>27</text:p>
          </table:table-cell>
          <table:table-cell table:style-name="ce141" table:formula="of:=SUM([.G30:.G3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7">
            <text:p>27</text:p>
          </table:table-cell>
          <table:table-cell table:style-name="ce183" office:value-type="float" office:value="27">
            <text:p>27</text:p>
          </table:table-cell>
          <table:table-cell table:number-columns-repeated="1004"/>
        </table:table-row>
        <table:table-row table:style-name="ro160">
          <table:table-cell/>
          <table:table-cell table:style-name="ce134" table:number-columns-repeated="2"/>
          <table:table-cell table:style-name="ce134" office:value-type="string">
            <text:p>L3</text:p>
          </table:table-cell>
          <table:table-cell table:style-name="ce141" table:formula="of:=COUNTIF([Channels_Adm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ollaboration Panel</text:p>
          </table:table-cell>
          <table:table-cell/>
          <table:table-cell table:style-name="ce141" table:formula="of:=SUM([.E36:.E40])" office:value-type="float" office:value="27">
            <text:p>27</text:p>
          </table:table-cell>
          <table:table-cell table:style-name="ce141" table:formula="of:=SUM([.F36:.F40])" office:value-type="float" office:value="26">
            <text:p>26</text:p>
          </table:table-cell>
          <table:table-cell table:style-name="ce141" table:formula="of:=SUM([.G36:.G4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4">
            <text:p>24</text:p>
          </table:table-cell>
          <table:table-cell table:style-name="ce183" office:value-type="float" office:value="12">
            <text:p>12</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Channels_Admi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Plan and Segment Bar</text:p>
          </table:table-cell>
          <table:table-cell/>
          <table:table-cell table:style-name="ce141" table:formula="of:=SUM([.E42:.E46])" office:value-type="float" office:value="29">
            <text:p>29</text:p>
          </table:table-cell>
          <table:table-cell table:style-name="ce141" table:formula="of:=SUM([.F42:.F46])" office:value-type="float" office:value="20">
            <text:p>20</text:p>
          </table:table-cell>
          <table:table-cell table:style-name="ce141" table:formula="of:=SUM([.G42:.G46])" office:value-type="float" office:value="9">
            <text:p>9</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1">
            <text:p>21</text:p>
          </table:table-cell>
          <table:table-cell table:style-name="ce183" office:value-type="float" office:value="20">
            <text:p>20</text:p>
          </table:table-cell>
          <table:table-cell table:number-columns-repeated="1004"/>
        </table:table-row>
        <table:table-row table:style-name="ro160">
          <table:table-cell/>
          <table:table-cell table:style-name="ce135"/>
          <table:table-cell table:style-name="ce135" office:value-type="string">
            <text:p>Display Control</text:p>
          </table:table-cell>
          <table:table-cell table:style-name="ce135" table:number-columns-repeated="2"/>
          <table:table-cell table:style-name="ce145" table:number-columns-repeated="4"/>
          <table:table-cell table:number-columns-repeated="2"/>
          <table:table-cell table:style-name="ce134" office:value-type="string">
            <text:p>Task and Flow Panel</text:p>
          </table:table-cell>
          <table:table-cell/>
          <table:table-cell table:style-name="ce141" table:formula="of:=SUM([.E48:.E52])" office:value-type="float" office:value="93">
            <text:p>93</text:p>
          </table:table-cell>
          <table:table-cell table:style-name="ce141" table:formula="of:=SUM([.F48:.F52])" office:value-type="float" office:value="89">
            <text:p>89</text:p>
          </table:table-cell>
          <table:table-cell table:style-name="ce141" table:formula="of:=SUM([.G48:.G52])" office:value-type="float" office:value="4">
            <text:p>4</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92">
            <text:p>92</text:p>
          </table:table-cell>
          <table:table-cell table:style-name="ce183" table:formula="of:=COUNTIF([Task_and_Flow_Panel.J2:.J147];&quot;YES&quot;)" office:value-type="float" office:value="65">
            <text:p>65</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Display_Control.B2:.B150];&quot;L0&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Entities</text:p>
          </table:table-cell>
          <table:table-cell/>
          <table:table-cell table:style-name="ce141" table:formula="of:=SUM([.E54:.E58])" office:value-type="float" office:value="183">
            <text:p>183</text:p>
          </table:table-cell>
          <table:table-cell table:style-name="ce141" table:formula="of:=SUM([.F54:.F58])" office:value-type="float" office:value="150">
            <text:p>150</text:p>
          </table:table-cell>
          <table:table-cell table:style-name="ce141" table:formula="of:=SUM([.G54:.G58])" office:value-type="float" office:value="32">
            <text:p>32</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48">
            <text:p>148</text:p>
          </table:table-cell>
          <table:table-cell table:style-name="ce183" table:formula="of:=COUNTIF([Entities.J2:.J227];&quot;YES&quot;)" office:value-type="float" office:value="102">
            <text:p>102</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Display_Control.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Flow Map</text:p>
          </table:table-cell>
          <table:table-cell/>
          <table:table-cell table:style-name="ce141" table:formula="of:=SUM([.E60:.E64])" office:value-type="float" office:value="11">
            <text:p>11</text:p>
          </table:table-cell>
          <table:table-cell table:style-name="ce141" table:formula="of:=SUM([.F60:.F64])" office:value-type="float" office:value="0">
            <text:p>0</text:p>
          </table:table-cell>
          <table:table-cell table:style-name="ce141" table:formula="of:=SUM([.G60:.G6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Display_Contro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Sharing Guidelines for all Participants( Admin &amp; Planner )</text:p>
          </table:table-cell>
          <table:table-cell/>
          <table:table-cell table:style-name="ce141" table:formula="of:=SUM([.E66:.E70])" office:value-type="float" office:value="13">
            <text:p>13</text:p>
          </table:table-cell>
          <table:table-cell table:style-name="ce141" table:formula="of:=SUM([.F66:.F70])" office:value-type="float" office:value="12">
            <text:p>12</text:p>
          </table:table-cell>
          <table:table-cell table:style-name="ce141" table:formula="of:=SUM([.G66:.G7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2">
            <text:p>12</text:p>
          </table:table-cell>
          <table:table-cell table:style-name="ce183" office:value-type="float" office:value="4">
            <text:p>4</text:p>
          </table:table-cell>
          <table:table-cell table:number-columns-repeated="1004"/>
        </table:table-row>
        <table:table-row table:style-name="ro160">
          <table:table-cell/>
          <table:table-cell table:style-name="ce134" table:number-columns-repeated="2"/>
          <table:table-cell table:style-name="ce134" office:value-type="string">
            <text:p>L3</text:p>
          </table:table-cell>
          <table:table-cell table:style-name="ce141" table:formula="of:=COUNTIF([Display_Contro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Assignments &amp; Commitments</text:p>
          </table:table-cell>
          <table:table-cell/>
          <table:table-cell table:style-name="ce141" table:formula="of:=SUM([.E72:.E76])" office:value-type="float" office:value="13">
            <text:p>13</text:p>
          </table:table-cell>
          <table:table-cell table:style-name="ce141" table:formula="of:=SUM([.F72:.F76])" office:value-type="float" office:value="13">
            <text:p>13</text:p>
          </table:table-cell>
          <table:table-cell table:style-name="ce141" table:formula="of:=SUM([.G72:.G76])"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Display_Contro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Lock Functionality</text:p>
          </table:table-cell>
          <table:table-cell/>
          <table:table-cell table:style-name="ce141" table:formula="of:=SUM([.E78:.E82])" office:value-type="float" office:value="14">
            <text:p>14</text:p>
          </table:table-cell>
          <table:table-cell table:style-name="ce141" table:formula="of:=SUM([.F78:.F82])" office:value-type="float" office:value="14">
            <text:p>14</text:p>
          </table:table-cell>
          <table:table-cell table:style-name="ce141" table:formula="of:=SUM([.G78:.G82])"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13">
            <text:p>13</text:p>
          </table:table-cell>
          <table:table-cell table:style-name="ce183"/>
          <table:table-cell table:number-columns-repeated="1004"/>
        </table:table-row>
        <table:table-row table:style-name="ro160">
          <table:table-cell/>
          <table:table-cell table:style-name="ce135"/>
          <table:table-cell table:style-name="ce135" office:value-type="string">
            <text:p>Channels Command Execution</text:p>
          </table:table-cell>
          <table:table-cell table:style-name="ce135" table:number-columns-repeated="2"/>
          <table:table-cell table:style-name="ce145" table:number-columns-repeated="4"/>
          <table:table-cell table:number-columns-repeated="2"/>
          <table:table-cell table:style-name="ce134" office:value-type="string">
            <text:p>My Information Sharing Guidelines ( User )</text:p>
          </table:table-cell>
          <table:table-cell/>
          <table:table-cell table:style-name="ce141" table:formula="of:=SUM([.E84:.E88])" office:value-type="float" office:value="4">
            <text:p>4</text:p>
          </table:table-cell>
          <table:table-cell table:style-name="ce141" table:formula="of:=SUM([.F84:.F88])" office:value-type="float" office:value="3">
            <text:p>3</text:p>
          </table:table-cell>
          <table:table-cell table:style-name="ce141" table:formula="of:=SUM([.G84:.G88])"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Channels_Command_Execution.B2:.B150];&quot;L0&quot;)" office:value-type="float" office:value="27">
            <text:p>27</text:p>
          </table:table-cell>
          <table:table-cell table:style-name="ce147" office:value-type="float" office:value="27">
            <text:p>2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ssue Summary Report</text:p>
          </table:table-cell>
          <table:table-cell/>
          <table:table-cell table:style-name="ce141" table:formula="of:=SUM([.E90:.E94])" office:value-type="float" office:value="3">
            <text:p>3</text:p>
          </table:table-cell>
          <table:table-cell table:style-name="ce141" table:formula="of:=SUM([.F90:.F94])" office:value-type="float" office:value="3">
            <text:p>3</text:p>
          </table:table-cell>
          <table:table-cell table:style-name="ce141" table:formula="of:=SUM([.G90:.G9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Channels_Command_Execution.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4" table:formula="of:=SUM([.S16:.S30])" office:value-type="float" office:value="416">
            <text:p>416</text:p>
          </table:table-cell>
          <table:table-cell table:style-name="ce185" table:formula="of:=SUM([.T16:.T30])" office:value-type="float" office:value="292">
            <text:p>292</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Channels_Command_Execution.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hannels_Command_Executio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Channels_Command_Executio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Collaboration Panel</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Collaboration_Panel.B2:.B150];&quot;L0&quot;)" office:value-type="float" office:value="11">
            <text:p>11</text:p>
          </table:table-cell>
          <table:table-cell table:style-name="ce147" office:value-type="float" office:value="10">
            <text:p>10</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Collaboration_Panel.B2:.B150];&quot;L1&quot;)" office:value-type="float" office:value="16">
            <text:p>16</text:p>
          </table:table-cell>
          <table:table-cell table:style-name="ce147" office:value-type="float" office:value="16">
            <text:p>16</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Collaboration_Pane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ollaboration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Collaboration_Pane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Plan and Segment Bar</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Plan_and_Segment_Bar.B2:.B150];&quot;L0&quot;)" office:value-type="float" office:value="16">
            <text:p>16</text:p>
          </table:table-cell>
          <table:table-cell table:style-name="ce147" office:value-type="float" office:value="10">
            <text:p>10</text:p>
          </table:table-cell>
          <table:table-cell table:style-name="ce147" office:value-type="float" office:value="6">
            <text:p>6</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Plan_and_Segment_Bar.B2:.B150];&quot;L1&quot;)" office:value-type="float" office:value="10">
            <text:p>10</text:p>
          </table:table-cell>
          <table:table-cell table:style-name="ce147" office:value-type="float" office:value="10">
            <text:p>1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Plan_and_Segment_Bar.B2:.B150];&quot;L2&quot;)" office:value-type="float" office:value="3">
            <text:p>3</text:p>
          </table:table-cell>
          <table:table-cell table:style-name="ce147" office:value-type="float" office:value="0">
            <text:p>0</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Plan_and_Segment_Bar.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Plan_and_Segment_Bar.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Task and Flow Panel</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Task_and_Flow_Panel.B2:.B150];&quot;L0&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Task_and_Flow_Panel.B2:.B150];&quot;L1&quot;)" office:value-type="float" office:value="83">
            <text:p>83</text:p>
          </table:table-cell>
          <table:table-cell table:style-name="ce147" office:value-type="float" office:value="83">
            <text:p>8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Task_and_Flow_Panel.B2:.B150];&quot;L2&quot;)" office:value-type="float" office:value="4">
            <text:p>4</text:p>
          </table:table-cell>
          <table:table-cell table:style-name="ce147" office:value-type="float" office:value="0">
            <text:p>0</text:p>
          </table:table-cell>
          <table:table-cell table:style-name="ce147" office:value-type="float" office:value="4">
            <text:p>4</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Task_and_Flow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Task_and_Flow_Panel.B2:.B150];&quot;L4&quot;)"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Entities</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Entities.B2:.B300];&quot;L0&quot;)" office:value-type="float" office:value="19">
            <text:p>19</text:p>
          </table:table-cell>
          <table:table-cell table:style-name="ce147" office:value-type="float" office:value="12">
            <text:p>12</text:p>
          </table:table-cell>
          <table:table-cell table:style-name="ce147" office:value-type="float" office:value="7">
            <text:p>7</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Entities.B2:.B300];&quot;L1&quot;)" office:value-type="float" office:value="141">
            <text:p>141</text:p>
          </table:table-cell>
          <table:table-cell table:style-name="ce147" office:value-type="float" office:value="138">
            <text:p>138</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Entities.B2:.B300];&quot;L2&quot;)" office:value-type="float" office:value="23">
            <text:p>23</text:p>
          </table:table-cell>
          <table:table-cell table:style-name="ce147" office:value-type="float" office:value="0">
            <text:p>0</text:p>
          </table:table-cell>
          <table:table-cell table:style-name="ce147" office:value-type="float" office:value="22">
            <text:p>22</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Entiti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Entiti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nformation Flow Map</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Information_Flow_map.B2:.B300];&quot;L0&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Information_Flow_map.B2:.B300];&quot;L1&quot;)" office:value-type="float" office:value="11">
            <text:p>11</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Information_Flow_map.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Information_Flow_map.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Information_Flow_map.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nformation Sharing Guidelines for all Participants( Admin &amp; Planner )</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Information_Sharing_Guidelines_fo_all_Participants.B2:.B300];&quot;L0&quot;)" office:value-type="float" office:value="9">
            <text:p>9</text:p>
          </table:table-cell>
          <table:table-cell table:style-name="ce147" office:value-type="float" office:value="8">
            <text:p>8</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Information_Sharing_Guidelines_fo_all_Participa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Information_Sharing_Guidelines_fo_all_Participa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Information_Sharing_Guidelines_fo_all_Participa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Information_Sharing_Guidelines_fo_all_Participa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Assignments &amp; Commitments</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Assignments_And_Commitments.B2:.B300];&quot;L0&quot;)"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Assignments_And_Commitme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Assignments_And_Commitme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Assignments_And_Commitme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Assignments_And_Commitme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75">
          <table:table-cell/>
          <table:table-cell table:style-name="ce135"/>
          <table:table-cell table:style-name="ce135" office:value-type="string">
            <text:p>Lock Functionlity</text:p>
          </table:table-cell>
          <table:table-cell table:style-name="ce135" table:number-columns-repeated="6"/>
          <table:table-cell table:number-columns-repeated="1015"/>
        </table:table-row>
        <table:table-row table:style-name="ro160">
          <table:table-cell table:number-columns-repeated="3"/>
          <table:table-cell table:style-name="ce134" office:value-type="string">
            <text:p>L0</text:p>
          </table:table-cell>
          <table:table-cell table:style-name="ce141" table:formula="of:=COUNTIF([Lock_functionality.B2:.B300];&quot;L0&quot;)" office:value-type="float" office:value="14">
            <text:p>14</text:p>
          </table:table-cell>
          <table:table-cell table:style-name="ce147" office:value-type="float" office:value="14">
            <text:p>1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1</text:p>
          </table:table-cell>
          <table:table-cell table:style-name="ce141" table:formula="of:=COUNTIF([Lock_functionality.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2</text:p>
          </table:table-cell>
          <table:table-cell table:style-name="ce141" table:formula="of:=COUNTIF([Lock_functionality.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3</text:p>
          </table:table-cell>
          <table:table-cell table:style-name="ce141" table:formula="of:=COUNTIF([Lock_functionality.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4</text:p>
          </table:table-cell>
          <table:table-cell table:style-name="ce141" table:formula="of:=COUNTIF([Lock_functionality.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My Information Sharing Guidelines ( User )</text:p>
          </table:table-cell>
          <table:table-cell table:style-name="ce135" table:number-columns-repeated="6"/>
          <table:table-cell table:number-columns-repeated="1015"/>
        </table:table-row>
        <table:table-row table:style-name="ro160">
          <table:table-cell table:number-columns-repeated="2"/>
          <table:table-cell table:style-name="ce134"/>
          <table:table-cell table:style-name="ce134" office:value-type="string">
            <text:p>L0</text:p>
          </table:table-cell>
          <table:table-cell table:style-name="ce141" table:formula="of:=COUNTIF([My_Information_Sharing_Guidelines.B2:.B300];&quot;L0&quot;)" office:value-type="float" office:value="4">
            <text:p>4</text:p>
          </table:table-cell>
          <table:table-cell table:style-name="ce147" office:value-type="float" office:value="3">
            <text:p>3</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7"/>
          <table:table-cell table:style-name="ce134" office:value-type="string">
            <text:p>L1</text:p>
          </table:table-cell>
          <table:table-cell table:style-name="ce141" table:formula="of:=COUNTIF([My_Information_Sharing_Guidelines.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2</text:p>
          </table:table-cell>
          <table:table-cell table:style-name="ce141" table:formula="of:=COUNTIF([My_Information_Sharing_Guidelines.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3</text:p>
          </table:table-cell>
          <table:table-cell table:style-name="ce141" table:formula="of:=COUNTIF([My_Information_Sharing_Guidelin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4</text:p>
          </table:table-cell>
          <table:table-cell table:style-name="ce141" table:formula="of:=COUNTIF([My_Information_Sharing_Guidelin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ssue Summary Report</text:p>
          </table:table-cell>
          <table:table-cell table:style-name="ce135" table:number-columns-repeated="6"/>
          <table:table-cell table:number-columns-repeated="1015"/>
        </table:table-row>
        <table:table-row table:style-name="ro160">
          <table:table-cell table:number-columns-repeated="2"/>
          <table:table-cell table:style-name="ce134"/>
          <table:table-cell table:style-name="ce134" office:value-type="string">
            <text:p>L0</text:p>
          </table:table-cell>
          <table:table-cell table:style-name="ce141" table:formula="of:=COUNTIF([Issue_Summary_Report.B2:.B300];&quot;L0&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7"/>
          <table:table-cell table:style-name="ce134" office:value-type="string">
            <text:p>L1</text:p>
          </table:table-cell>
          <table:table-cell table:style-name="ce141" table:formula="of:=COUNTIF([Issue_Summary_Report.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2</text:p>
          </table:table-cell>
          <table:table-cell table:style-name="ce141" table:formula="of:=COUNTIF([Issue_Summary_Report.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3</text:p>
          </table:table-cell>
          <table:table-cell table:style-name="ce141" table:formula="of:=COUNTIF([Issue_Summary_Report.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4</text:p>
          </table:table-cell>
          <table:table-cell table:style-name="ce141" table:formula="of:=COUNTIF([Issue_Summary_Report.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number-columns-repeated="8"/>
          <table:table-cell table:number-columns-repeated="1015"/>
        </table:table-row>
        <table:table-row table:style-name="ro62">
          <table:table-cell table:number-columns-repeated="3"/>
          <table:table-cell table:style-name="ce138" office:value-type="string">
            <text:p>Total </text:p>
          </table:table-cell>
          <table:table-cell table:style-name="ce143" table:formula="of:=SUM([.E6:.E94])" office:value-type="float" office:value="541">
            <text:p>541</text:p>
          </table:table-cell>
          <table:table-cell table:number-columns-repeated="1019"/>
        </table:table-row>
        <table:table-row table:style-name="ro62">
          <table:table-cell table:number-columns-repeated="3"/>
          <table:table-cell table:style-name="ce138"/>
          <table:table-cell table:style-name="ce143"/>
          <table:table-cell table:number-columns-repeated="1019"/>
        </table:table-row>
        <table:table-row table:style-name="ro62">
          <table:table-cell table:number-columns-repeated="3"/>
          <table:table-cell table:style-name="ce138" office:value-type="string">
            <text:p>L0</text:p>
          </table:table-cell>
          <table:table-cell table:style-name="ce143"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38" office:value-type="string">
            <text:p>L1</text:p>
          </table:table-cell>
          <table:table-cell table:style-name="ce143"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8" office:value-type="string">
            <text:p>L2</text:p>
          </table:table-cell>
          <table:table-cell table:style-name="ce143"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8" office:value-type="string">
            <text:p>L3</text:p>
          </table:table-cell>
          <table:table-cell table:style-name="ce143"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8" office:value-type="string">
            <text:p>L4</text:p>
          </table:table-cell>
          <table:table-cell table:style-name="ce143"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3"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67_AddInfoReceiveSendWithin</text:p>
          </table:table-cell>
          <table:table-cell table:style-name="ce51"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1">
          <table:table-cell table:style-name="ce35" office:value-type="string">
            <text:p>TFP070_AddInfoReceiveSendInstructions</text:p>
          </table:table-cell>
          <table:table-cell table:style-name="ce51"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182">
          <table:table-cell table:style-name="ce35" office:value-type="string">
            <text:p>TFP071_AddInfoReceiveSendAttachOptions</text:p>
          </table:table-cell>
          <table:table-cell table:style-name="ce51"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2">
          <table:table-cell table:style-name="ce35" office:value-type="string">
            <text:p>TFP072_AddInfoReceiveSendAttachName</text:p>
          </table:table-cell>
          <table:table-cell table:style-name="ce51"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73_AddInfoReceiveSendAttachmentAsReference</text:p>
          </table:table-cell>
          <table:table-cell table:style-name="ce51"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74_AddInfoReceiveSendAttachmentAsPolicy</text:p>
          </table:table-cell>
          <table:table-cell table:style-name="ce51"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75_AddInfoReceiveSendAttachmentAsMandating</text:p>
          </table:table-cell>
          <table:table-cell table:style-name="ce51"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76_AddInfoReceiveSendAttachmentAsProhibited</text:p>
          </table:table-cell>
          <table:table-cell table:style-name="ce51"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77_AddInfoReceiveSendAttachmentAsPicture</text:p>
          </table:table-cell>
          <table:table-cell table:style-name="ce51"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8_AddInfoReceiveSendAttachmentAsURL</text:p>
          </table:table-cell>
          <table:table-cell table:style-name="ce51"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6" table:default-cell-style-name="ce154"/>
        <table:table-column table:style-name="co28" table:default-cell-style-name="ce154"/>
        <table:table-column table:style-name="co137" table:default-cell-style-name="ce154"/>
        <table:table-column table:style-name="co28" table:default-cell-style-name="ce154"/>
        <table:table-column table:style-name="co138" table:default-cell-style-name="ce154"/>
        <table:table-column table:style-name="co139" table:default-cell-style-name="ce154"/>
        <table:table-column table:style-name="co140" table:default-cell-style-name="ce154"/>
        <table:table-column table:style-name="co146" table:default-cell-style-name="ce154"/>
        <table:table-column table:style-name="co147" table:default-cell-style-name="ce154"/>
        <table:table-column table:style-name="co151" table:default-cell-style-name="ce154"/>
        <table:table-column table:style-name="co28" table:visibility="collapse" table:default-cell-style-name="ce162"/>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39">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0">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1"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2"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215">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39"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visibility="filter">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4" table:visibility="filter">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15" table:visibility="filter">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2" table:visibility="filter">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visibility="filter">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visibility="filter">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7" table:visibility="filter">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6">08/16/2011</text:date>, <text:time>16:40: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6T16:40:11.04</dc:date>
    <meta:editing-cycles>2279</meta:editing-cycles>
    <meta:editing-duration>PT133H03M55S</meta:editing-duration>
    <meta:document-statistic meta:table-count="18" meta:cell-count="8290" meta:object-count="0"/>
  </office:meta>
</office:document-meta>
</file>